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33218893" text:style-name="L1">
        <text:list-item>
          <text:p text:style-name="P1">Overview</text:p>
          <text:list>
            <text:list-item>
              <text:p text:style-name="P1">Problem statement</text:p>
            </text:list-item>
            <text:list-item>
              <text:p text:style-name="P1">Use cases [Use case diagrams]</text:p>
            </text:list-item>
            <text:list-item>
              <text:p text:style-name="P1">Architecture [Architecture diagram; Sequence diagrams]</text:p>
            </text:list-item>
          </text:list>
        </text:list-item>
        <text:list-item>
          <text:p text:style-name="P1">Implementation</text:p>
          <text:list>
            <text:list-item>
              <text:p text:style-name="P1">Rule service [Rule Service API]</text:p>
            </text:list-item>
            <text:list-item>
              <text:p text:style-name="P1">Views [View screen shots]</text:p>
            </text:list-item>
            <text:list-item>
              <text:p text:style-name="P1">DSS1 Rule Subsystem </text:p>
              <text:list>
                <text:list-item>
                  <text:p text:style-name="P1">Compiler (provided)</text:p>
                </text:list-item>
                <text:list-item>
                  <text:p text:style-name="P1">Interpreter [Simplified interpreter class diagram]</text:p>
                  <text:list>
                    <text:list-item>
                      <text:p text:style-name="P1">InterpreterVisitor</text:p>
                    </text:list-item>
                    <text:list-item>
                      <text:p text:style-name="P1">Execution Context</text:p>
                    </text:list-item>
                    <text:list-item>
                      <text:p text:style-name="P1">Evaluation</text:p>
                    </text:list-item>
                    <text:list-item>
                      <text:p text:style-name="P1">Intrinsics</text:p>
                      <text:list>
                        <text:list-item>
                          <text:p text:style-name="P1">Is Library</text:p>
                        </text:list-item>
                        <text:list-item>
                          <text:p text:style-name="P1">Date/time library</text:p>
                        </text:list-item>
                        <text:list-item>
                          <text:p text:style-name="P1">Misc. library [Code snippet (“DSSLibrary” form)]</text:p>
                        </text:list-item>
                        <text:list-item>
                          <text:p text:style-name="P1">List library [Code snippet (“Annotated” form)]</text:p>
                        </text:list-item>
                        <text:list-item>
                          <text:p text:style-name="P1">DSSAlertMap [Example code]</text:p>
                        </text:list-item>
                        <text:list-item>
                          <text:p text:style-name="P1">Read library [Diagram of interactions with OpenMRS services]</text:p>
                        </text:list-item>
                      </text:list>
                    </text:list-item>
                  </text:list>
                </text:list-item>
                <text:list-item>
                  <text:p text:style-name="P1">Rule storage</text:p>
                </text:list-item>
              </text:list>
            </text:list-item>
          </text:list>
        </text:list-item>
        <text:list-item>
          <text:p text:style-name="P1">Results</text:p>
          <text:list>
            <text:list-item>
              <text:p text:style-name="P1">Demonstration</text:p>
              <text:list>
                <text:list-item>
                  <text:p text:style-name="P1">“Hello, world” [Screen shots]</text:p>
                </text:list-item>
                <text:list-item>
                  <text:p text:style-name="P1">Rule-based alerts [Screen shots]</text:p>
                </text:list-item>
              </text:list>
            </text:list-item>
            <text:list-item>
              <text:p text:style-name="P1">Verification</text:p>
              <text:list>
                <text:list-item>
                  <text:p text:style-name="P1">Language-level tests [Source code; Screen shots]</text:p>
                </text:list-item>
                <text:list-item>
                  <text:p text:style-name="P1">Test of intrinsics [Source code; Screen shots]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14:37:36</meta:creation-date>
    <dc:date>2013-04-30T14:54:55</dc:date>
    <meta:editing-duration>PT12M39S</meta:editing-duration>
    <meta:editing-cycles>3</meta:editing-cycles>
    <meta:generator>LibreOffice/3.4$Linux LibreOffice_project/340m1$Build-402</meta:generator>
    <meta:document-statistic meta:table-count="0" meta:image-count="0" meta:object-count="0" meta:page-count="1" meta:paragraph-count="28" meta:word-count="119" meta:character-count="784" meta:non-whitespace-character-count="720"/>
  </office:meta>
</office:document-meta>
</file>